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lkBean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BeanException.BulkBeanException( String messag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lkBeanException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BeanException.BulkBeanException( Throwable caus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